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table:style-name="ce1" office:value-type="string">
            <text:p>Student ID</text:p>
          </table:table-cell>
          <table:table-cell table:style-name="ce1" office:value-type="string">
            <text:p>Course1</text:p>
          </table:table-cell>
          <table:table-cell table:style-name="ce1" office:value-type="string">
            <text:p>Course2</text:p>
          </table:table-cell>
          <table:table-cell table:style-name="ce1" office:value-type="string">
            <text:p>Course3</text:p>
          </table:table-cell>
          <table:table-cell table:style-name="ce1" office:value-type="string">
            <text:p>Course4</text:p>
          </table:table-cell>
          <table:table-cell table:style-name="ce1" office:value-type="string">
            <text:p>Course5</text:p>
          </table:table-cell>
          <table:table-cell table:style-name="ce1" office:value-type="string">
            <text:p>Course6</text:p>
          </table:table-cell>
          <table:table-cell table:style-name="ce1" office:value-type="string">
            <text:p>Student ID</text:p>
          </table:table-cell>
          <table:table-cell table:style-name="ce1" office:value-type="string">
            <text:p>Course1</text:p>
          </table:table-cell>
          <table:table-cell table:style-name="ce1" office:value-type="string">
            <text:p>Course2</text:p>
          </table:table-cell>
          <table:table-cell table:style-name="ce1" office:value-type="string">
            <text:p>Course3</text:p>
          </table:table-cell>
          <table:table-cell table:style-name="ce1" office:value-type="string">
            <text:p>Course4</text:p>
          </table:table-cell>
        </table:table-row>
        <table:table-row table:style-name="ro2">
          <table:table-cell office:value-type="float" office:value="997250291">
            <text:p>997250291</text:p>
          </table:table-cell>
          <table:table-cell office:value-type="string">
            <text:p>ANTC03H3 Y</text:p>
          </table:table-cell>
          <table:table-cell table:number-columns-repeated="3"/>
          <table:table-cell table:number-columns-repeated="2" office:value-type="string">
            <text:p>ANTA02H3 Y</text:p>
          </table:table-cell>
          <table:table-cell office:value-type="float" office:value="997250291">
            <text:p>997250291</text:p>
          </table:table-cell>
          <table:table-cell office:value-type="string">
            <text:p>ANTC03H3 Y</text:p>
          </table:table-cell>
          <table:table-cell table:number-columns-repeated="3"/>
        </table:table-row>
        <table:table-row table:style-name="ro2">
          <table:table-cell table:formula="of:=[.A2]+2" office:value-type="float" office:value="997250293">
            <text:p>997250293</text:p>
          </table:table-cell>
          <table:table-cell office:value-type="string">
            <text:p>ANTA01H3 Y</text:p>
          </table:table-cell>
          <table:table-cell table:style-name="ce3"/>
          <table:table-cell table:style-name="ce2" office:value-type="string">
            <text:p>ANTA01H3 Y</text:p>
          </table:table-cell>
          <table:table-cell/>
          <table:table-cell table:number-columns-repeated="2" office:value-type="string">
            <text:p>ANTA02H3 Y</text:p>
          </table:table-cell>
          <table:table-cell table:formula="of:=[.H2]+2" office:value-type="float" office:value="997250293">
            <text:p>997250293</text:p>
          </table:table-cell>
          <table:table-cell office:value-type="string">
            <text:p>ANTA01H3 Y</text:p>
          </table:table-cell>
          <table:table-cell table:style-name="ce3"/>
          <table:table-cell table:style-name="ce2" office:value-type="string">
            <text:p>ANTA01H3 Y</text:p>
          </table:table-cell>
          <table:table-cell/>
        </table:table-row>
        <table:table-row table:style-name="ro2">
          <table:table-cell table:formula="of:=[.A3]+2" office:value-type="float" office:value="997250295">
            <text:p>997250295</text:p>
          </table:table-cell>
          <table:table-cell office:value-type="string">
            <text:p>ANTA01H3 Y</text:p>
          </table:table-cell>
          <table:table-cell/>
          <table:table-cell table:style-name="ce2"/>
          <table:table-cell/>
          <table:table-cell table:number-columns-repeated="2" office:value-type="string">
            <text:p>ANTA02H3 Y</text:p>
          </table:table-cell>
          <table:table-cell table:formula="of:=[.H3]+2" office:value-type="float" office:value="997250295">
            <text:p>997250295</text:p>
          </table:table-cell>
          <table:table-cell office:value-type="string">
            <text:p>ANTA01H3 Y</text:p>
          </table:table-cell>
          <table:table-cell/>
          <table:table-cell table:style-name="ce2"/>
          <table:table-cell/>
        </table:table-row>
        <table:table-row table:style-name="ro2">
          <table:table-cell table:formula="of:=[.A4]+2" office:value-type="float" office:value="997250297">
            <text:p>997250297</text:p>
          </table:table-cell>
          <table:table-cell office:value-type="string">
            <text:p>ANTC03H3 Y</text:p>
          </table:table-cell>
          <table:table-cell table:number-columns-repeated="3"/>
          <table:table-cell table:number-columns-repeated="2" office:value-type="string">
            <text:p>ANTA02H3 Y</text:p>
          </table:table-cell>
          <table:table-cell table:formula="of:=[.H4]+2" office:value-type="float" office:value="997250297">
            <text:p>997250297</text:p>
          </table:table-cell>
          <table:table-cell office:value-type="string">
            <text:p>ANTC03H3 Y</text:p>
          </table:table-cell>
          <table:table-cell table:number-columns-repeated="3"/>
        </table:table-row>
        <table:table-row table:style-name="ro2">
          <table:table-cell table:formula="of:=[.A5]+2" office:value-type="float" office:value="997250299">
            <text:p>997250299</text:p>
          </table:table-cell>
          <table:table-cell office:value-type="string">
            <text:p>ANTA01H3 Y</text:p>
          </table:table-cell>
          <table:table-cell/>
          <table:table-cell table:style-name="ce2" office:value-type="string">
            <text:p>ANTA01H3 Y</text:p>
          </table:table-cell>
          <table:table-cell/>
          <table:table-cell table:number-columns-repeated="2" office:value-type="string">
            <text:p>ANTA02H3 Y</text:p>
          </table:table-cell>
          <table:table-cell table:formula="of:=[.H5]+2" office:value-type="float" office:value="997250299">
            <text:p>997250299</text:p>
          </table:table-cell>
          <table:table-cell office:value-type="string">
            <text:p>ANTA01H3 Y</text:p>
          </table:table-cell>
          <table:table-cell/>
          <table:table-cell table:style-name="ce2" office:value-type="string">
            <text:p>ANTA01H3 Y</text:p>
          </table:table-cell>
          <table:table-cell/>
        </table:table-row>
        <table:table-row table:style-name="ro2">
          <table:table-cell table:formula="of:=[.A6]+2" office:value-type="float" office:value="997250301">
            <text:p>997250301</text:p>
          </table:table-cell>
          <table:table-cell office:value-type="string">
            <text:p>ANTA01H3 Y</text:p>
          </table:table-cell>
          <table:table-cell/>
          <table:table-cell table:style-name="ce2" office:value-type="string">
            <text:p>ANTA01H3 Y</text:p>
          </table:table-cell>
          <table:table-cell/>
          <table:table-cell table:number-columns-repeated="2" office:value-type="string">
            <text:p>ANTA02H3 Y</text:p>
          </table:table-cell>
          <table:table-cell table:formula="of:=[.H6]+2" office:value-type="float" office:value="997250301">
            <text:p>997250301</text:p>
          </table:table-cell>
          <table:table-cell office:value-type="string">
            <text:p>ANTA01H3 Y</text:p>
          </table:table-cell>
          <table:table-cell/>
          <table:table-cell table:style-name="ce2" office:value-type="string">
            <text:p>ANTA01H3 Y</text:p>
          </table:table-cell>
          <table:table-cell/>
        </table:table-row>
        <table:table-row table:style-name="ro2">
          <table:table-cell table:formula="of:=[.A7]+2" office:value-type="float" office:value="997250303">
            <text:p>997250303</text:p>
          </table:table-cell>
          <table:table-cell office:value-type="string">
            <text:p>ANTC03H3 Y</text:p>
          </table:table-cell>
          <table:table-cell table:number-columns-repeated="2"/>
          <table:table-cell table:style-name="ce2"/>
          <table:table-cell table:number-columns-repeated="2" office:value-type="string">
            <text:p>ANTA02H3 Y</text:p>
          </table:table-cell>
          <table:table-cell table:formula="of:=[.H7]+2" office:value-type="float" office:value="997250303">
            <text:p>997250303</text:p>
          </table:table-cell>
          <table:table-cell office:value-type="string">
            <text:p>ANTC03H3 Y</text:p>
          </table:table-cell>
          <table:table-cell table:number-columns-repeated="2"/>
          <table:table-cell table:style-name="ce2"/>
        </table:table-row>
        <table:table-row table:style-name="ro2">
          <table:table-cell table:formula="of:=[.A8]+2" office:value-type="float" office:value="997250305">
            <text:p>997250305</text:p>
          </table:table-cell>
          <table:table-cell office:value-type="string">
            <text:p>ANTA01H3 Y</text:p>
          </table:table-cell>
          <table:table-cell table:number-columns-repeated="2"/>
          <table:table-cell table:style-name="ce2" office:value-type="string">
            <text:p>ANTA02H3 Y</text:p>
          </table:table-cell>
          <table:table-cell/>
          <table:table-cell office:value-type="string">
            <text:p>ANTA02H3 Y</text:p>
          </table:table-cell>
          <table:table-cell table:formula="of:=[.H8]+2" office:value-type="float" office:value="997250305">
            <text:p>997250305</text:p>
          </table:table-cell>
          <table:table-cell office:value-type="string">
            <text:p>ANTA01H3 Y</text:p>
          </table:table-cell>
          <table:table-cell table:number-columns-repeated="2"/>
          <table:table-cell table:style-name="ce2" office:value-type="string">
            <text:p>ANTA02H3 Y</text:p>
          </table:table-cell>
        </table:table-row>
        <table:table-row table:style-name="ro2">
          <table:table-cell table:formula="of:=[.A9]+2" office:value-type="float" office:value="997250307">
            <text:p>997250307</text:p>
          </table:table-cell>
          <table:table-cell office:value-type="string">
            <text:p>ANTA01H3 Y</text:p>
          </table:table-cell>
          <table:table-cell table:style-name="ce2"/>
          <table:table-cell/>
          <table:table-cell table:style-name="ce2" office:value-type="string">
            <text:p>ANTA02H3 Y</text:p>
          </table:table-cell>
          <table:table-cell table:style-name="Default"/>
          <table:table-cell office:value-type="string">
            <text:p>ANTA02H3 Y</text:p>
          </table:table-cell>
          <table:table-cell table:formula="of:=[.H9]+2" office:value-type="float" office:value="997250307">
            <text:p>997250307</text:p>
          </table:table-cell>
          <table:table-cell office:value-type="string">
            <text:p>ANTA01H3 Y</text:p>
          </table:table-cell>
          <table:table-cell table:style-name="ce2"/>
          <table:table-cell/>
          <table:table-cell table:style-name="ce2" office:value-type="string">
            <text:p>ANTA02H3 Y</text:p>
          </table:table-cell>
        </table:table-row>
        <table:table-row table:style-name="ro2">
          <table:table-cell table:formula="of:=[.A10]+2" office:value-type="float" office:value="997250309">
            <text:p>997250309</text:p>
          </table:table-cell>
          <table:table-cell office:value-type="string">
            <text:p>ANTC03H3 Y</text:p>
          </table:table-cell>
          <table:table-cell table:number-columns-repeated="2"/>
          <table:table-cell table:style-name="ce2" office:value-type="string">
            <text:p>ANTA02H3 Y</text:p>
          </table:table-cell>
          <table:table-cell table:style-name="ce3"/>
          <table:table-cell office:value-type="string">
            <text:p>ANTA02H3 Y</text:p>
          </table:table-cell>
          <table:table-cell table:formula="of:=[.H10]+2" office:value-type="float" office:value="997250309">
            <text:p>997250309</text:p>
          </table:table-cell>
          <table:table-cell office:value-type="string">
            <text:p>ANTC03H3 Y</text:p>
          </table:table-cell>
          <table:table-cell table:number-columns-repeated="2"/>
          <table:table-cell table:style-name="ce2" office:value-type="string">
            <text:p>ANTA02H3 Y</text:p>
          </table:table-cell>
        </table:table-row>
        <table:table-row table:style-name="ro2">
          <table:table-cell table:formula="of:=[.A11]+2" office:value-type="float" office:value="997250311">
            <text:p>997250311</text:p>
          </table:table-cell>
          <table:table-cell office:value-type="string">
            <text:p>ANTA01H3 Y</text:p>
          </table:table-cell>
          <table:table-cell/>
          <table:table-cell table:style-name="ce2"/>
          <table:table-cell table:style-name="ce2" office:value-type="string">
            <text:p>ANTA02H3 Y</text:p>
          </table:table-cell>
          <table:table-cell table:style-name="Default"/>
          <table:table-cell office:value-type="string">
            <text:p>ANTA02H3 Y</text:p>
          </table:table-cell>
          <table:table-cell table:formula="of:=[.H11]+2" office:value-type="float" office:value="997250311">
            <text:p>997250311</text:p>
          </table:table-cell>
          <table:table-cell office:value-type="string">
            <text:p>ANTA01H3 Y</text:p>
          </table:table-cell>
          <table:table-cell/>
          <table:table-cell table:style-name="ce2"/>
          <table:table-cell table:style-name="ce2" office:value-type="string">
            <text:p>ANTA02H3 Y</text:p>
          </table:table-cell>
        </table:table-row>
        <table:table-row table:style-name="ro2">
          <table:table-cell table:formula="of:=[.A12]+2" office:value-type="float" office:value="997250313">
            <text:p>997250313</text:p>
          </table:table-cell>
          <table:table-cell office:value-type="string">
            <text:p>ANTC03H3 Y</text:p>
          </table:table-cell>
          <table:table-cell table:number-columns-repeated="2"/>
          <table:table-cell table:style-name="ce2" office:value-type="string">
            <text:p>ANTA02H3 Y</text:p>
          </table:table-cell>
          <table:table-cell table:style-name="Default"/>
          <table:table-cell office:value-type="string">
            <text:p>ANTA02H3 Y</text:p>
          </table:table-cell>
          <table:table-cell table:formula="of:=[.H12]+2" office:value-type="float" office:value="997250313">
            <text:p>997250313</text:p>
          </table:table-cell>
          <table:table-cell office:value-type="string">
            <text:p>ANTC03H3 Y</text:p>
          </table:table-cell>
          <table:table-cell table:number-columns-repeated="2"/>
          <table:table-cell table:style-name="ce2" office:value-type="string">
            <text:p>ANTA02H3 Y</text:p>
          </table:table-cell>
        </table:table-row>
        <table:table-row table:style-name="ro2">
          <table:table-cell table:formula="of:=[.A13]+2" office:value-type="float" office:value="997250315">
            <text:p>997250315</text:p>
          </table:table-cell>
          <table:table-cell office:value-type="string">
            <text:p>ANTC03H3 Y</text:p>
          </table:table-cell>
          <table:table-cell table:style-name="ce2" office:value-type="string">
            <text:p>ANTA01H3 Y</text:p>
          </table:table-cell>
          <table:table-cell/>
          <table:table-cell table:style-name="ce2" office:value-type="string">
            <text:p>ANTA02H3 Y</text:p>
          </table:table-cell>
          <table:table-cell table:style-name="Default"/>
          <table:table-cell office:value-type="string">
            <text:p>ANTA02H3 Y</text:p>
          </table:table-cell>
          <table:table-cell table:formula="of:=[.H13]+2" office:value-type="float" office:value="997250315">
            <text:p>997250315</text:p>
          </table:table-cell>
          <table:table-cell office:value-type="string">
            <text:p>ANTC03H3 Y</text:p>
          </table:table-cell>
          <table:table-cell table:style-name="ce2" office:value-type="string">
            <text:p>ANTA01H3 Y</text:p>
          </table:table-cell>
          <table:table-cell/>
          <table:table-cell table:style-name="ce2" office:value-type="string">
            <text:p>ANTA02H3 Y</text:p>
          </table:table-cell>
        </table:table-row>
        <table:table-row table:style-name="ro2">
          <table:table-cell table:formula="of:=[.A14]+2" office:value-type="float" office:value="997250317">
            <text:p>997250317</text:p>
          </table:table-cell>
          <table:table-cell office:value-type="string">
            <text:p>ANTC03H3 Y</text:p>
          </table:table-cell>
          <table:table-cell table:style-name="ce2" office:value-type="string">
            <text:p>ANTA01H3 Y</text:p>
          </table:table-cell>
          <table:table-cell/>
          <table:table-cell office:value-type="string">
            <text:p><text:s/></text:p>
          </table:table-cell>
          <table:table-cell table:number-columns-repeated="2" office:value-type="string">
            <text:p>ANTA02H3 Y</text:p>
          </table:table-cell>
          <table:table-cell table:formula="of:=[.H14]+2" office:value-type="float" office:value="997250317">
            <text:p>997250317</text:p>
          </table:table-cell>
          <table:table-cell office:value-type="string">
            <text:p>ANTC03H3 Y</text:p>
          </table:table-cell>
          <table:table-cell table:style-name="ce2" office:value-type="string">
            <text:p>ANTA01H3 Y</text:p>
          </table:table-cell>
          <table:table-cell/>
          <table:table-cell office:value-type="string">
            <text:p><text:s/></text:p>
          </table:table-cell>
        </table:table-row>
        <table:table-row table:style-name="ro2">
          <table:table-cell table:formula="of:=[.A15]+2" office:value-type="float" office:value="997250319">
            <text:p>997250319</text:p>
          </table:table-cell>
          <table:table-cell office:value-type="string">
            <text:p>ANTA01H3 Y</text:p>
          </table:table-cell>
          <table:table-cell table:style-name="ce2" office:value-type="string">
            <text:p>ANTC03H3 Y</text:p>
          </table:table-cell>
          <table:table-cell/>
          <table:table-cell table:style-name="ce2" office:value-type="string">
            <text:p>ANTA02H3 Y</text:p>
          </table:table-cell>
          <table:table-cell table:number-columns-repeated="2" office:value-type="string">
            <text:p>ANTA02H3 Y</text:p>
          </table:table-cell>
          <table:table-cell table:formula="of:=[.H15]+2" office:value-type="float" office:value="997250319">
            <text:p>997250319</text:p>
          </table:table-cell>
          <table:table-cell office:value-type="string">
            <text:p>ANTA01H3 Y</text:p>
          </table:table-cell>
          <table:table-cell table:style-name="ce2" office:value-type="string">
            <text:p>ANTC03H3 Y</text:p>
          </table:table-cell>
          <table:table-cell/>
          <table:table-cell table:style-name="ce2" office:value-type="string">
            <text:p>ANTA02H3 Y</text:p>
          </table:table-cell>
        </table:table-row>
        <table:table-row table:style-name="ro2">
          <table:table-cell table:formula="of:=[.A16]+2" office:value-type="float" office:value="997250321">
            <text:p>997250321</text:p>
          </table:table-cell>
          <table:table-cell office:value-type="string">
            <text:p>ANTA01H3 Y</text:p>
          </table:table-cell>
          <table:table-cell table:style-name="ce2" office:value-type="string">
            <text:p>ANTC03H3 Y</text:p>
          </table:table-cell>
          <table:table-cell/>
          <table:table-cell table:style-name="ce2" office:value-type="string">
            <text:p>ANTA02H3 Y</text:p>
          </table:table-cell>
          <table:table-cell table:style-name="Default"/>
          <table:table-cell office:value-type="string">
            <text:p>ANTA02H3 Y</text:p>
          </table:table-cell>
          <table:table-cell table:formula="of:=[.H16]+2" office:value-type="float" office:value="997250321">
            <text:p>997250321</text:p>
          </table:table-cell>
          <table:table-cell office:value-type="string">
            <text:p>ANTA01H3 Y</text:p>
          </table:table-cell>
          <table:table-cell table:style-name="ce2" office:value-type="string">
            <text:p>ANTC03H3 Y</text:p>
          </table:table-cell>
          <table:table-cell/>
          <table:table-cell table:style-name="ce2" office:value-type="string">
            <text:p>ANTA02H3 Y</text:p>
          </table:table-cell>
        </table:table-row>
        <table:table-row table:style-name="ro2">
          <table:table-cell table:formula="of:=[.A17]+2" office:value-type="float" office:value="997250323">
            <text:p>997250323</text:p>
          </table:table-cell>
          <table:table-cell office:value-type="string">
            <text:p>ANTA01H3 Y</text:p>
          </table:table-cell>
          <table:table-cell table:style-name="ce2" office:value-type="string">
            <text:p>ANTC03H3 Y</text:p>
          </table:table-cell>
          <table:table-cell table:number-columns-repeated="2"/>
          <table:table-cell office:value-type="string">
            <text:p>ANTA02H3 Y</text:p>
          </table:table-cell>
          <table:table-cell table:style-name="Default"/>
          <table:table-cell table:formula="of:=[.H17]+2" office:value-type="float" office:value="997250323">
            <text:p>997250323</text:p>
          </table:table-cell>
          <table:table-cell office:value-type="string">
            <text:p>ANTA01H3 Y</text:p>
          </table:table-cell>
          <table:table-cell table:style-name="ce2" office:value-type="string">
            <text:p>ANTC03H3 Y</text:p>
          </table:table-cell>
          <table:table-cell table:number-columns-repeated="2"/>
        </table:table-row>
        <table:table-row table:style-name="ro1">
          <table:table-cell table:style-name="ce1" table:number-columns-repeated="1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3"/>
          <table:table-cell table:style-name="ce2"/>
          <table:table-cell table:number-columns-repeated="5"/>
          <table:table-cell table:style-name="ce3"/>
          <table:table-cell table:style-name="ce2"/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6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ther </meta:initial-creator>
    <meta:creation-date>2013-04-26T17:45:05</meta:creation-date>
    <dc:date>2013-04-26T17:45:37</dc:date>
    <dc:creator>Ather </dc:creator>
    <meta:editing-duration>PT8S</meta:editing-duration>
    <meta:editing-cycles>2</meta:editing-cycles>
    <meta:generator>LibreOffice/3.5$Linux_x86 LibreOffice_project/350m1$Build-2</meta:generator>
    <meta:document-statistic meta:table-count="3" meta:cell-count="140" meta:object-count="0"/>
  </office:meta>
</office:document-meta>
</file>